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tendedModelMap.addAttribute( String attributeName , @ Nullable Object attribute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tendedModelMap.addAllAttributes( @ Nullable Map &lt; String , ? &gt;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tendedModelMap.mergeAttributes( @ Nullable Map &lt; String , ? &gt;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tendedModelMap.as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tendedModelMap.addAttribute( Object attribute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tendedModelMap.addAllAttributes( @ Nullable Collection &lt; ? &gt; attribute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